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4.8542in" table:align="left"/>
    </style:style>
    <style:style style:name="Table1.A" style:family="table-column">
      <style:table-column-properties style:column-width="1.184in"/>
    </style:style>
    <style:style style:name="Table1.B" style:family="table-column">
      <style:table-column-properties style:column-width="1.5111in"/>
    </style:style>
    <style:style style:name="Table1.C" style:family="table-column">
      <style:table-column-properties style:column-width="2.15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คำถามนี้ดีมากครับ! 👇<text:line-break/>ใน NestJS นั้น <text:span text:style-name="Source_20_Text">imports</text:span>, <text:span text:style-name="Source_20_Text">controllers</text:span>, <text:span text:style-name="Source_20_Text">providers</text:span> คือ 3 คีย์หลักของ <text:span text:style-name="Source_20_Text">@Module()</text:span> และ <text:span text:style-name="Strong_20_Emphasis">แต่ละอันมีหน้าที่เฉพาะ</text:span>:</text:p>
      <text:p text:style-name="Horizontal_20_Line"/>
      <text:h text:style-name="Heading_20_2" text:outline-level="2">✅ 1. <text:span text:style-name="Source_20_Text">imports: []</text:span></text:h>
      <text:p text:style-name="Text_20_body">ใช้สำหรับ <text:span text:style-name="Strong_20_Emphasis">นำเข้าโมดูลอื่น</text:span> (เช่น <text:span text:style-name="Source_20_Text">AuthModule</text:span>, <text:span text:style-name="Source_20_Text">ConfigModule</text:span>) เพื่อให้สามารถเข้าถึง services/controllers/export ต่าง ๆ ที่อยู่ในโมดูลนั้น</text:p>
      <text:h text:style-name="Heading_20_3" text:outline-level="3">ตัวอย่าง:</text:h>
      <text:p text:style-name="Preformatted_20_Text"><text:span text:style-name="Source_20_Text">imports: [</text:span></text:p>
      <text:p text:style-name="Preformatted_20_Text"><text:span text:style-name="Source_20_Text"><text:s text:c="2"/>AuthModule, <text:s text:c="9"/>// นำเข้า AuthModule เพื่อใช้ AuthService ได้</text:span></text:p>
      <text:p text:style-name="Preformatted_20_Text"><text:span text:style-name="Source_20_Text"><text:s text:c="2"/>ConfigModule.forRoot({ isGlobal: true }),</text:span></text:p>
      <text:p text:style-name="P1"><text:span text:style-name="Source_20_Text">]</text:span></text:p>
      <text:p text:style-name="Quotations">ถ้าโมดูล A มี <text:span text:style-name="Source_20_Text">exports: [SomeService]</text:span> แล้วโมดูล B <text:span text:style-name="Source_20_Text">imports: [A]</text:span> → B ใช้ <text:span text:style-name="Source_20_Text">SomeService</text:span> ได้</text:p>
      <text:p text:style-name="Horizontal_20_Line"/>
      <text:h text:style-name="Heading_20_2" text:outline-level="2">✅ 2. <text:span text:style-name="Source_20_Text">controllers: []</text:span></text:h>
      <text:p text:style-name="Text_20_body">ใช้สำหรับระบุ <text:span text:style-name="Strong_20_Emphasis">Controller ที่รับ HTTP request</text:span> ในโมดูลนี้ เช่น <text:span text:style-name="Source_20_Text">GET</text:span>, <text:span text:style-name="Source_20_Text">POST</text:span>, <text:span text:style-name="Source_20_Text">PATCH</text:span>, etc.</text:p>
      <text:h text:style-name="Heading_20_3" text:outline-level="3">ตัวอย่าง:</text:h>
      <text:p text:style-name="Preformatted_20_Text"><text:span text:style-name="Source_20_Text">controllers: [</text:span></text:p>
      <text:p text:style-name="Preformatted_20_Text"><text:span text:style-name="Source_20_Text"><text:s text:c="2"/>AppController, <text:s text:c="6"/>// GET /, POST /hello, etc.</text:span></text:p>
      <text:p text:style-name="Preformatted_20_Text"><text:span text:style-name="Source_20_Text"><text:s text:c="2"/>ProfileController <text:s text:c="3"/>// GET /profile, PUT /profile, etc.</text:span></text:p>
      <text:p text:style-name="P1"><text:span text:style-name="Source_20_Text">]</text:span></text:p>
      <text:p text:style-name="Quotations">controller ควรเป็นชั้นติดต่อกับ client เช่น API routes</text:p>
      <text:p text:style-name="Horizontal_20_Line"/>
      <text:h text:style-name="Heading_20_2" text:outline-level="2">✅ 3. <text:span text:style-name="Source_20_Text">providers: []</text:span></text:h>
      <text:p text:style-name="Text_20_body">ใช้สำหรับระบุ <text:span text:style-name="Strong_20_Emphasis">Service, Guard, Interceptor, Pipe, Strategy</text:span> ที่ใช้ในโมดูลนี้ หรือ inject ไปยัง controller/service อื่น</text:p>
      <text:h text:style-name="Heading_20_3" text:outline-level="3">ตัวอย่าง:</text:h>
      <text:p text:style-name="Preformatted_20_Text"><text:span text:style-name="Source_20_Text">providers: [</text:span></text:p>
      <text:p text:style-name="Preformatted_20_Text"><text:span text:style-name="Source_20_Text"><text:s text:c="2"/>AppService, <text:s text:c="10"/>// ใช้ใน AppController</text:span></text:p>
      <text:p text:style-name="Preformatted_20_Text"><text:span text:style-name="Source_20_Text"><text:s text:c="2"/>JwtStrategy, <text:s text:c="9"/>// ใช้กับ AuthGuard</text:span></text:p>
      <text:p text:style-name="Preformatted_20_Text"><text:span text:style-name="Source_20_Text"><text:s text:c="2"/>SupabaseService <text:s text:c="6"/>// ใช้ใน AuthModule</text:span></text:p>
      <text:p text:style-name="P1"><text:span text:style-name="Source_20_Text">]</text:span></text:p>
      <text:p text:style-name="Quotations"><text:soft-page-break/>สิ่งที่อยู่ใน <text:span text:style-name="Source_20_Text">providers</text:span> คือสิ่งที่ NestJS สามารถ <text:span text:style-name="Source_20_Text">@Inject()</text:span> ได้ใน constructor</text:p>
      <text:p text:style-name="Horizontal_20_Line"/>
      <text:h text:style-name="Heading_20_2" text:outline-level="2">🧠 สรุปแบบเข้าใจง่าย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ใช้ทำอะไร</text:p>
            </table:table-cell>
            <table:table-cell table:style-name="Table1.A1" office:value-type="string">
              <text:p text:style-name="Table_20_Heading">ตัวอย่างของสิ่งที่ใส่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imports</text:span></text:p>
          </table:table-cell>
          <table:table-cell table:style-name="Table1.A1" office:value-type="string">
            <text:p text:style-name="Table_20_Contents">ดึง module อื่นมาใช้</text:p>
          </table:table-cell>
          <table:table-cell table:style-name="Table1.A1" office:value-type="string">
            <text:p text:style-name="Table_20_Contents">AuthModule, ConfigModule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ntrollers</text:span></text:p>
          </table:table-cell>
          <table:table-cell table:style-name="Table1.A1" office:value-type="string">
            <text:p text:style-name="Table_20_Contents">รับ HTTP requests</text:p>
          </table:table-cell>
          <table:table-cell table:style-name="Table1.A1" office:value-type="string">
            <text:p text:style-name="Table_20_Contents">AppController, UserController</text:p>
          </table:table-cell>
        </table:table-row>
        <table:table-row>
          <table:table-cell table:style-name="Table1.A1" office:value-type="string">
            <text:p text:style-name="Table_20_Contents"><text:span text:style-name="Source_20_Text">providers</text:span></text:p>
          </table:table-cell>
          <table:table-cell table:style-name="Table1.A1" office:value-type="string">
            <text:p text:style-name="Table_20_Contents">ใส่ logic / service ที่ใช้</text:p>
          </table:table-cell>
          <table:table-cell table:style-name="Table1.A1" office:value-type="string">
            <text:p text:style-name="Table_20_Contents">AuthService, JwtStrategy</text:p>
          </table:table-cell>
        </table:table-row>
      </table:table>
      <text:p text:style-name="Horizontal_20_Line"/>
      <text:h text:style-name="Heading_20_3" text:outline-level="3">✅ โครงสร้าง Module ตัวอย่าง:</text:h>
      <text:p text:style-name="Preformatted_20_Text"><text:span text:style-name="Source_20_Text">@Module({</text:span></text:p>
      <text:p text:style-name="Preformatted_20_Text"><text:span text:style-name="Source_20_Text"><text:s text:c="2"/>imports: [AuthModule],</text:span></text:p>
      <text:p text:style-name="Preformatted_20_Text"><text:span text:style-name="Source_20_Text"><text:s text:c="2"/>controllers: [AppController],</text:span></text:p>
      <text:p text:style-name="Preformatted_20_Text"><text:span text:style-name="Source_20_Text"><text:s text:c="2"/>providers: [AppService],</text:span></text:p>
      <text:p text:style-name="Preformatted_20_Text"><text:span text:style-name="Source_20_Text">})</text:span></text:p>
      <text:p text:style-name="P1"><text:span text:style-name="Source_20_Text">export class AppModule {}</text:span></text:p>
      <text:p text:style-name="Horizontal_20_Line"/>
      <text:p text:style-name="Text_20_body">หากคุณอยากเห็น diagram หรือความสัมพันธ์ระหว่าง modules/controllers/services แบบภาพ visual ก็บอกได้นะครับ จะวาดให้เห็นชัด ๆ 💡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5T00:12:06.084726200</meta:creation-date>
    <dc:date>2025-06-25T00:12:13.989980500</dc:date>
    <meta:editing-duration>PT8S</meta:editing-duration>
    <meta:editing-cycles>1</meta:editing-cycles>
    <meta:document-statistic meta:table-count="1" meta:image-count="0" meta:object-count="0" meta:page-count="2" meta:paragraph-count="47" meta:word-count="509" meta:character-count="1488" meta:non-whitespace-character-count="1292"/>
    <meta:generator>LibreOffice/25.2.4.3$Windows_X86_64 LibreOffice_project/33e196637044ead23f5c3226cde09b47731f7e27</meta:generator>
  </office:meta>
</office:document-meta>
</file>